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13.014cm"/>
    </style:style>
    <style:style style:name="co4" style:family="table-column">
      <style:table-column-properties fo:break-before="auto" style:column-width="4.82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ＭＳ Ｐゴシック" style:font-name-complex="Lucida Sans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ＭＳ Ｐゴシック" style:font-name-complex="Lucida Sans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>
            <text:p>S.No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Work</text:p>
          </table:table-cell>
          <table:table-cell table:style-name="ce1" office:value-type="string">
            <text:p>Hours Sp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7/12/2019</text:p>
          </table:table-cell>
          <table:table-cell office:value-type="string">
            <text:p>API integration and support </text:p>
          </table:table-cell>
          <table:table-cell office:value-type="string">
            <text:p>18hrs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8/12/2019</text:p>
          </table:table-cell>
          <table:table-cell office:value-type="string">
            <text:p>Vignesh Support &amp; API Testion </text:p>
          </table:table-cell>
          <table:table-cell office:value-type="string">
            <text:p>4hr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9/12/2019</text:p>
          </table:table-cell>
          <table:table-cell office:value-type="string">
            <text:p>Ionic -Word component &amp; table alter , signout</text:p>
          </table:table-cell>
          <table:table-cell office:value-type="string">
            <text:p>6hrs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30/12/2019</text:p>
          </table:table-cell>
          <table:table-cell office:value-type="string">
            <text:p>Home page filter implemetation without <text:span text:style-name="T1">Special logic</text:span></text:p>
          </table:table-cell>
          <table:table-cell office:value-type="string">
            <text:p>6hr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31/12/2019</text:p>
          </table:table-cell>
          <table:table-cell office:value-type="string">
            <text:p>Rank, Hof,Artistic filter implementation</text:p>
          </table:table-cell>
          <table:table-cell office:value-type="string">
            <text:p>8hrs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01/12/2019</text:p>
          </table:table-cell>
          <table:table-cell office:value-type="string">
            <text:p>Vignesh Support &amp; API discussion,Content delete </text:p>
          </table:table-cell>
          <table:table-cell office:value-type="string">
            <text:p>4hrs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02/12/2019</text:p>
          </table:table-cell>
          <table:table-cell office:value-type="string">
            <text:p><text:s/>Removal Content , API projection , <text:s/>signin-motto,membership,Authorization fix</text:p>
          </table:table-cell>
          <table:table-cell office:value-type="string">
            <text:p>6hrs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03/12/2019</text:p>
          </table:table-cell>
          <table:table-cell table:style-name="ce3" office:value-type="string">
            <text:p><text:span text:style-name="T2">Vignesh Support <text:s/>&amp; contact card &amp; profile page API,Authorization fix</text:span></text:p>
          </table:table-cell>
          <table:table-cell office:value-type="string">
            <text:p>6hrs</text:p>
          </table:table-cell>
        </table:table-row>
        <table:table-row table:style-name="ro1">
          <table:table-cell table:number-columns-repeated="2"/>
          <table:table-cell table:style-name="ce4" office:value-type="string">
            <text:p>Total </text:p>
          </table:table-cell>
          <table:table-cell table:style-name="ce1" office:value-type="string">
            <text:p>58hrs</text:p>
          </table:table-cell>
        </table:table-row>
        <table:table-row table:style-name="ro1" table:number-rows-repeated="1048565">
          <table:table-cell table:number-columns-repeated="4"/>
        </table:table-row>
        <table:table-row table:style-name="ro1">
          <table:table-cell table:number-columns-repeated="4"/>
        </table:table-row>
      </table:table>
      <table:database-ranges>
        <table:database-range table:name="__Anonymous_Sheet_DB__1" table:target-range-address="Sheet1.A1:Sheet1.D1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3">2020/01/03</text:date>, <text:time>18:2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7T09:51:04.74</meta:creation-date>
    <dc:date>2020-01-03T18:24:08.52</dc:date>
    <meta:editing-duration>PT26M17S</meta:editing-duration>
    <meta:editing-cycles>29</meta:editing-cycles>
    <meta:generator>OpenOffice/4.1.2$Win32 OpenOffice.org_project/412m3$Build-9782</meta:generator>
    <meta:document-statistic meta:table-count="1" meta:cell-count="38" meta:object-count="0"/>
  </office:meta>
</office:document-meta>
</file>